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NIndiv=30</text:p>
          </table:table-cell>
          <table:table-cell office:value-type="string" calcext:value-type="string">
            <text:p>N=1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Version 4</text:p>
          </table:table-cell>
          <table:table-cell table:style-name="ce1" office:value-type="string" calcext:value-type="string">
            <text:p>Version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80565099786" calcext:value-type="float">
            <text:p>0.980565099786</text:p>
          </table:table-cell>
          <table:table-cell office:value-type="float" office:value="0.989557884185" calcext:value-type="float">
            <text:p>0.989557884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523465625" calcext:value-type="float">
            <text:p>0.996523465625</text:p>
          </table:table-cell>
          <table:table-cell office:value-type="float" office:value="0.997482096176" calcext:value-type="float">
            <text:p>0.997482096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8695598763" calcext:value-type="float">
            <text:p>0.98695598763</text:p>
          </table:table-cell>
          <table:table-cell office:value-type="float" office:value="0.994783929915" calcext:value-type="float">
            <text:p>0.994783929915</text:p>
          </table:table-cell>
          <table:table-cell table:number-columns-repeated="3"/>
          <table:table-cell table:style-name="ce2"/>
          <table:table-cell table:style-name="ce3" office:value-type="string" calcext:value-type="string">
            <text:p>2obj</text:p>
          </table:table-cell>
          <table:table-cell table:style-name="ce3" office:value-type="string" calcext:value-type="string">
            <text:p>3obj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4254398146" calcext:value-type="float">
            <text:p>0.984254398146</text:p>
          </table:table-cell>
          <table:table-cell office:value-type="float" office:value="0.992299088259" calcext:value-type="float">
            <text:p>0.992299088259</text:p>
          </table:table-cell>
          <table:table-cell table:number-columns-repeated="3"/>
          <table:table-cell table:style-name="ce3" office:value-type="string" calcext:value-type="string">
            <text:p>Version 4</text:p>
          </table:table-cell>
          <table:table-cell table:style-name="ce2" office:value-type="float" office:value="0.941708286832174" calcext:value-type="float">
            <text:p>0.941708286832174</text:p>
          </table:table-cell>
          <table:table-cell table:style-name="ce2" office:value-type="float" office:value="0.9114972395875" calcext:value-type="float">
            <text:p>0.9114972395875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905502933997" calcext:value-type="float">
            <text:p>0.905502933997</text:p>
          </table:table-cell>
          <table:table-cell office:value-type="float" office:value="0.903654287475" calcext:value-type="float">
            <text:p>0.903654287475</text:p>
          </table:table-cell>
          <table:table-cell table:number-columns-repeated="3"/>
          <table:table-cell table:style-name="ce3" office:value-type="string" calcext:value-type="string">
            <text:p>Version 5</text:p>
          </table:table-cell>
          <table:table-cell table:style-name="ce2" office:value-type="float" office:value="0.977255908681739" calcext:value-type="float">
            <text:p>0.977255908681739</text:p>
          </table:table-cell>
          <table:table-cell table:style-name="ce2" office:value-type="float" office:value="0.923155071860833" calcext:value-type="float">
            <text:p>0.923155071860833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08214515146" calcext:value-type="float">
            <text:p>0.908214515146</text:p>
          </table:table-cell>
          <table:table-cell office:value-type="float" office:value="0.933692505119" calcext:value-type="float">
            <text:p>0.9336925051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4167253432" calcext:value-type="float">
            <text:p>0.984167253432</text:p>
          </table:table-cell>
          <table:table-cell office:value-type="float" office:value="0.99249525198" calcext:value-type="float">
            <text:p>0.99249525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32202328454" calcext:value-type="float">
            <text:p>0.932202328454</text:p>
          </table:table-cell>
          <table:table-cell office:value-type="float" office:value="0.954199120237" calcext:value-type="float">
            <text:p>0.9541991202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65655749654" calcext:value-type="float">
            <text:p>0.965655749654</text:p>
          </table:table-cell>
          <table:table-cell office:value-type="float" office:value="0.968708556876" calcext:value-type="float">
            <text:p>0.9687085568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86435231423" calcext:value-type="float">
            <text:p>0.986435231423</text:p>
          </table:table-cell>
          <table:table-cell office:value-type="float" office:value="0.993750977614" calcext:value-type="float">
            <text:p>0.9937509776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4077950875" calcext:value-type="float">
            <text:p>0.984077950875</text:p>
          </table:table-cell>
          <table:table-cell office:value-type="float" office:value="0.992361727982" calcext:value-type="float">
            <text:p>0.9923617279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3547636234" calcext:value-type="float">
            <text:p>0.983547636234</text:p>
          </table:table-cell>
          <table:table-cell office:value-type="float" office:value="0.991564188127" calcext:value-type="float">
            <text:p>0.9915641881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345041113" calcext:value-type="float">
            <text:p>0.98345041113</text:p>
          </table:table-cell>
          <table:table-cell office:value-type="float" office:value="0.991687658201" calcext:value-type="float">
            <text:p>0.991687658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4077950875" calcext:value-type="float">
            <text:p>0.984077950875</text:p>
          </table:table-cell>
          <table:table-cell office:value-type="float" office:value="0.992361727982" calcext:value-type="float">
            <text:p>0.9923617279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85159884462" calcext:value-type="float">
            <text:p>0.985159884462</text:p>
          </table:table-cell>
          <table:table-cell office:value-type="float" office:value="0.994586591894" calcext:value-type="float">
            <text:p>0.9945865918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3208472503" calcext:value-type="float">
            <text:p>0.993208472503</text:p>
          </table:table-cell>
          <table:table-cell office:value-type="float" office:value="0.995618137337" calcext:value-type="float">
            <text:p>0.9956181373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9166536099" calcext:value-type="float">
            <text:p>0.989166536099</text:p>
          </table:table-cell>
          <table:table-cell office:value-type="float" office:value="0.995783834427" calcext:value-type="float">
            <text:p>0.995783834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8610782782" calcext:value-type="float">
            <text:p>0.988610782782</text:p>
          </table:table-cell>
          <table:table-cell office:value-type="float" office:value="0.994252843765" calcext:value-type="float">
            <text:p>0.9942528437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16090554348" calcext:value-type="float">
            <text:p>0.916090554348</text:p>
          </table:table-cell>
          <table:table-cell office:value-type="float" office:value="0.93018595584" calcext:value-type="float">
            <text:p>0.930185955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63069606095" calcext:value-type="float">
            <text:p>0.963069606095</text:p>
          </table:table-cell>
          <table:table-cell office:value-type="float" office:value="0.991295961059" calcext:value-type="float">
            <text:p>0.9912959610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578118453368" calcext:value-type="float">
            <text:p>0.578118453368</text:p>
          </table:table-cell>
          <table:table-cell office:value-type="float" office:value="0.943800150031" calcext:value-type="float">
            <text:p>0.943800150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694605937688" calcext:value-type="float">
            <text:p>0.694605937688</text:p>
          </table:table-cell>
          <table:table-cell office:value-type="float" office:value="0.948122351579" calcext:value-type="float">
            <text:p>0.9481223515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5629457388" calcext:value-type="float">
            <text:p>0.985629457388</text:p>
          </table:table-cell>
          <table:table-cell office:value-type="float" office:value="0.99464107362" calcext:value-type="float">
            <text:p>0.99464107362</text:p>
          </table:table-cell>
          <table:table-cell table:number-columns-repeated="6"/>
        </table:table-row>
        <table:table-row table:style-name="ro1">
          <table:table-cell/>
          <table:table-cell table:formula="of:=AVERAGE([.B3:.B25])" office:value-type="float" office:value="0.941708286832174" calcext:value-type="float">
            <text:p>0.941708286832174</text:p>
          </table:table-cell>
          <table:table-cell table:formula="of:=AVERAGE([.C3:.C25])" office:value-type="float" office:value="0.977255908681739" calcext:value-type="float">
            <text:p>0.97725590868173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72651212908" calcext:value-type="float">
            <text:p>0.972651212908</text:p>
          </table:table-cell>
          <table:table-cell office:value-type="float" office:value="0.977144052582" calcext:value-type="float">
            <text:p>0.9771440525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84679108458" calcext:value-type="float">
            <text:p>0.984679108458</text:p>
          </table:table-cell>
          <table:table-cell office:value-type="float" office:value="0.987751192696" calcext:value-type="float">
            <text:p>0.987751192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1508199973" calcext:value-type="float">
            <text:p>0.981508199973</text:p>
          </table:table-cell>
          <table:table-cell office:value-type="float" office:value="0.984775144984" calcext:value-type="float">
            <text:p>0.9847751449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06243409272" calcext:value-type="float">
            <text:p>0.906243409272</text:p>
          </table:table-cell>
          <table:table-cell office:value-type="float" office:value="0.922970936888" calcext:value-type="float">
            <text:p>0.9229709368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60073774728" calcext:value-type="float">
            <text:p>0.860073774728</text:p>
          </table:table-cell>
          <table:table-cell office:value-type="float" office:value="0.882047489431" calcext:value-type="float">
            <text:p>0.882047489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59936323609" calcext:value-type="float">
            <text:p>0.859936323609</text:p>
          </table:table-cell>
          <table:table-cell office:value-type="float" office:value="0.894046285468" calcext:value-type="float">
            <text:p>0.89404628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09554405263" calcext:value-type="float">
            <text:p>0.909554405263</text:p>
          </table:table-cell>
          <table:table-cell office:value-type="float" office:value="0.926493418978" calcext:value-type="float">
            <text:p>0.9264934189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6266630874" calcext:value-type="float">
            <text:p>0.86266630874</text:p>
          </table:table-cell>
          <table:table-cell office:value-type="float" office:value="0.874533923159" calcext:value-type="float">
            <text:p>0.874533923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77191619302" calcext:value-type="float">
            <text:p>0.877191619302</text:p>
          </table:table-cell>
          <table:table-cell office:value-type="float" office:value="0.887332703886" calcext:value-type="float">
            <text:p>0.8873327038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4981513341" calcext:value-type="float">
            <text:p>0.94981513341</text:p>
          </table:table-cell>
          <table:table-cell office:value-type="float" office:value="0.965896383436" calcext:value-type="float">
            <text:p>0.965896383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06944142251" calcext:value-type="float">
            <text:p>0.906944142251</text:p>
          </table:table-cell>
          <table:table-cell office:value-type="float" office:value="0.925221168424" calcext:value-type="float">
            <text:p>0.925221168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03521873605" calcext:value-type="float">
            <text:p>0.903521873605</text:p>
          </table:table-cell>
          <table:table-cell office:value-type="float" office:value="0.921382056787" calcext:value-type="float">
            <text:p>0.9213820567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0431218745" calcext:value-type="float">
            <text:p>0.90431218745</text:p>
          </table:table-cell>
          <table:table-cell office:value-type="float" office:value="0.92222917925" calcext:value-type="float">
            <text:p>0.92222917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61812241155" calcext:value-type="float">
            <text:p>0.961812241155</text:p>
          </table:table-cell>
          <table:table-cell office:value-type="float" office:value="0.964295165861" calcext:value-type="float">
            <text:p>0.9642951658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62681742354" calcext:value-type="float">
            <text:p>0.962681742354</text:p>
          </table:table-cell>
          <table:table-cell office:value-type="float" office:value="0.965403357663" calcext:value-type="float">
            <text:p>0.9654033576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2771191139" calcext:value-type="float">
            <text:p>0.922771191139</text:p>
          </table:table-cell>
          <table:table-cell office:value-type="float" office:value="0.926716027038" calcext:value-type="float">
            <text:p>0.9267160270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89454504732" calcext:value-type="float">
            <text:p>0.889454504732</text:p>
          </table:table-cell>
          <table:table-cell office:value-type="float" office:value="0.899426860583" calcext:value-type="float">
            <text:p>0.8994268605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46906740348" calcext:value-type="float">
            <text:p>0.946906740348</text:p>
          </table:table-cell>
          <table:table-cell office:value-type="float" office:value="0.952591518145" calcext:value-type="float">
            <text:p>0.9525915181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816877406786" calcext:value-type="float">
            <text:p>0.816877406786</text:p>
          </table:table-cell>
          <table:table-cell office:value-type="float" office:value="0.813678480818" calcext:value-type="float">
            <text:p>0.813678480818</text:p>
          </table:table-cell>
          <table:table-cell table:number-columns-repeated="6"/>
        </table:table-row>
        <table:table-row table:style-name="ro1">
          <table:table-cell/>
          <table:table-cell table:formula="of:=AVERAGE([.B29:.B46])" office:value-type="float" office:value="0.9114972395875" calcext:value-type="float">
            <text:p>0.9114972395875</text:p>
          </table:table-cell>
          <table:table-cell table:formula="of:=AVERAGE([.C29:.C46])" office:value-type="float" office:value="0.923155071860833" calcext:value-type="float">
            <text:p>0.9231550718608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11:21:24.327642296</meta:creation-date>
    <dc:date>2020-10-23T11:31:54.860881407</dc:date>
    <meta:editing-duration>PT10M27S</meta:editing-duration>
    <meta:editing-cycles>7</meta:editing-cycles>
    <meta:generator>LibreOffice/6.0.7.3$Linux_X86_64 LibreOffice_project/00m0$Build-3</meta:generator>
    <meta:document-statistic meta:table-count="1" meta:cell-count="142" meta:object-count="0"/>
  </office:meta>
</office:document-meta>
</file>